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одно из самых известных и до сих пор любимых читателем произведений французского писателя Антуана де Сент-Экзюпери. Эта небольшая повесть-сказка переведена практически на все языки мира, а общий тираж изданий по всему миру превысил к настоящему времени 80 миллионов экземпляров.Теперь у вас есть возможность прочитать эту легендарную книгу в оригинале, получая удовольствие от лёгкого, изящного, остроумного и в то же время проникновенного и лиричного стиля писателя. Некоторые обороты и выражения пояснены по ходу текста. Издание также снабжено грамматическим комментарием, в котором обращается внимание на основные сложности, связанные с употреблением тех или иных конструкций. Кроме того, завершающий книгу словарь содержит все слова, использованные в книге, что делает её доступной для читателя с любым уровнем владения французским языком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22:00.680000000</dc:date>
    <meta:editing-duration>PT1S</meta:editing-duration>
    <meta:editing-cycles>1</meta:editing-cycles>
    <meta:document-statistic meta:table-count="0" meta:image-count="0" meta:object-count="0" meta:page-count="1" meta:paragraph-count="1" meta:word-count="115" meta:character-count="843" meta:non-whitespace-character-count="728"/>
    <meta:generator>LibreOffice/7.3.7.2$Windows_X86_64 LibreOffice_project/e114eadc50a9ff8d8c8a0567d6da8f454beeb84f</meta:generator>
  </office:meta>
</office:document-meta>
</file>